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9.802083333333334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1" office:value-type="string">
            <text:p>Security details, to include Stars and Stripes Spectacular, Crittenden Raft Race and 4th of July event, Harbor Fest, Opsail 2012, and TGIF events at Constance Wharf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essel Boarding's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earch and Rescue Operati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ilitary Vessel Escorts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4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